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7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632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512cm" fo:min-width="2.28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2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31cm" svg:height="1.029cm" svg:x="5.103cm" svg:y="1.325cm">
          <draw:text-box>
            <text:p text:style-name="P1"><text:span text:style-name="T1">Variable names</text:span></text:p>
            <text:p text:style-name="P1"><text:span text:style-name="T1">&amp; atomic data</text:span></text:p>
          </draw:text-box>
        </draw:frame>
        <draw:frame draw:style-name="gr2" draw:text-style-name="P2" draw:layer="layout" svg:width="3.122cm" svg:height="0.64cm" svg:x="12.404cm" svg:y="1.526cm">
          <draw:text-box>
            <text:p text:style-name="P1"><text:span text:style-name="T1">Aggregate data</text:span></text:p>
          </draw:text-box>
        </draw:frame>
        <draw:line draw:style-name="gr3" draw:text-style-name="P3" draw:layer="layout" svg:x1="8.867cm" svg:y1="1.325cm" svg:x2="8.874cm" svg:y2="6.207cm">
          <text:p/>
        </draw:line>
        <draw:line draw:style-name="gr3" draw:text-style-name="P3" draw:layer="layout" svg:x1="4.449cm" svg:y1="2.468cm" svg:x2="18.431cm" svg:y2="2.466cm">
          <text:p/>
        </draw:line>
        <draw:frame draw:style-name="gr4" draw:text-style-name="P4" xml:id="id2" draw:id="id2" draw:layer="layout" svg:width="2.598cm" svg:height="0.696cm" svg:x="5.033cm" svg:y="4.135cm">
          <draw:text-box>
            <text:p><text:span text:style-name="T2">nfl_teams</text:span></text:p>
          </draw:text-box>
        </draw:frame>
        <draw:frame draw:style-name="gr5" draw:text-style-name="P4" xml:id="id1" draw:id="id1" draw:layer="layout" svg:width="3.296cm" svg:height="0.696cm" svg:x="4.345cm" svg:y="3.184cm">
          <draw:text-box>
            <text:p><text:span text:style-name="T2">sorted_teams</text:span></text:p>
          </draw:text-box>
        </draw:frame>
        <draw:custom-shape draw:style-name="gr6" draw:text-style-name="P5" draw:layer="layout" svg:width="2.788cm" svg:height="0.762cm" svg:x="9.897cm" svg:y="4.398cm">
          <text:p text:style-name="P1"><text:span text:style-name="T3">"Redskin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9.897cm" svg:y="5.153cm">
          <text:p text:style-name="P1"><text:span text:style-name="T3">"Patriot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9.9cm" svg:y="5.908cm">
          <text:p text:style-name="P1"><text:span text:style-name="T3">"Bronco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6cm" svg:height="0.725cm" svg:x="9.253cm" svg:y="4.367cm">
          <draw:text-box>
            <text:p><text:span text:style-name="T4">0</text:span></text:p>
          </draw:text-box>
        </draw:frame>
        <draw:frame draw:style-name="gr8" draw:text-style-name="P6" draw:layer="layout" svg:width="0.847cm" svg:height="0.725cm" svg:x="9.251cm" svg:y="5.173cm">
          <draw:text-box>
            <text:p><text:span text:style-name="T4">1</text:span></text:p>
          </draw:text-box>
        </draw:frame>
        <draw:frame draw:style-name="gr8" draw:text-style-name="P6" draw:layer="layout" svg:width="0.845cm" svg:height="0.725cm" svg:x="9.245cm" svg:y="5.964cm">
          <draw:text-box>
            <text:p><text:span text:style-name="T4">2</text:span></text:p>
          </draw:text-box>
        </draw:frame>
        <draw:custom-shape draw:style-name="gr7" draw:text-style-name="P5" draw:layer="layout" svg:width="2.786cm" svg:height="0.762cm" svg:x="9.901cm" svg:y="6.678cm">
          <text:p text:style-name="P1"><text:span text:style-name="T3">"Charger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5cm" svg:height="0.725cm" svg:x="9.246cm" svg:y="6.734cm">
          <draw:text-box>
            <text:p><text:span text:style-name="T4">3</text:span></text:p>
          </draw:text-box>
        </draw:frame>
        <draw:custom-shape draw:style-name="gr6" draw:text-style-name="P5" draw:layer="layout" svg:width="2.788cm" svg:height="0.762cm" svg:x="14.398cm" svg:y="2.898cm">
          <text:p text:style-name="P1"><text:span text:style-name="T3">"Bronco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788cm" svg:height="0.762cm" svg:x="14.398cm" svg:y="3.653cm">
          <text:p text:style-name="P1"><text:span text:style-name="T3">"Charger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6cm" svg:height="0.762cm" svg:x="14.401cm" svg:y="4.408cm">
          <text:p text:style-name="P1"><text:span text:style-name="T3">"Patriot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6cm" svg:height="0.725cm" svg:x="13.754cm" svg:y="2.867cm">
          <draw:text-box>
            <text:p><text:span text:style-name="T4">0</text:span></text:p>
          </draw:text-box>
        </draw:frame>
        <draw:frame draw:style-name="gr8" draw:text-style-name="P6" draw:layer="layout" svg:width="0.847cm" svg:height="0.725cm" svg:x="13.752cm" svg:y="3.673cm">
          <draw:text-box>
            <text:p><text:span text:style-name="T4">1</text:span></text:p>
          </draw:text-box>
        </draw:frame>
        <draw:frame draw:style-name="gr8" draw:text-style-name="P6" draw:layer="layout" svg:width="0.845cm" svg:height="0.725cm" svg:x="13.746cm" svg:y="4.464cm">
          <draw:text-box>
            <text:p><text:span text:style-name="T4">2</text:span></text:p>
          </draw:text-box>
        </draw:frame>
        <draw:custom-shape draw:style-name="gr7" draw:text-style-name="P5" draw:layer="layout" svg:width="2.786cm" svg:height="0.762cm" svg:x="14.402cm" svg:y="5.178cm">
          <text:p text:style-name="P1"><text:span text:style-name="T3">"Redskin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5cm" svg:height="0.725cm" svg:x="13.747cm" svg:y="5.234cm">
          <draw:text-box>
            <text:p><text:span text:style-name="T4">3</text:span></text:p>
          </draw:text-box>
        </draw:frame>
        <draw:custom-shape draw:style-name="gr7" draw:text-style-name="P5" draw:layer="layout" svg:width="2.786cm" svg:height="0.762cm" svg:x="14.403cm" svg:y="5.904cm">
          <text:p text:style-name="P1"><text:span text:style-name="T3">"Steeler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5cm" svg:height="0.725cm" svg:x="13.748cm" svg:y="5.96cm">
          <draw:text-box>
            <text:p><text:span text:style-name="T4">4</text:span></text:p>
          </draw:text-box>
        </draw:frame>
        <draw:custom-shape draw:style-name="gr7" draw:text-style-name="P5" draw:layer="layout" svg:width="2.786cm" svg:height="0.762cm" svg:x="9.896cm" svg:y="7.439cm">
          <text:p text:style-name="P1"><text:span text:style-name="T3">"Steeler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45cm" svg:height="0.725cm" svg:x="9.241cm" svg:y="7.495cm">
          <draw:text-box>
            <text:p><text:span text:style-name="T4">4</text:span></text:p>
          </draw:text-box>
        </draw:frame>
        <draw:connector draw:style-name="gr9" draw:text-style-name="P3" draw:layer="layout" draw:type="curve" svg:x1="7.641cm" svg:y1="3.532cm" svg:x2="14.232cm" svg:y2="3.712cm" draw:start-shape="id1" draw:start-glue-point="1" svg:d="M7641 3532c5319 0 2024 180 6591 180" svg:viewBox="0 0 6592 181">
          <text:p/>
        </draw:connector>
        <draw:connector draw:style-name="gr9" draw:text-style-name="P3" draw:layer="layout" draw:type="curve" svg:x1="7.631cm" svg:y1="4.483cm" svg:x2="9.881cm" svg:y2="6.797cm" draw:start-shape="id2" draw:start-glue-point="1" svg:d="M7631 4483c2062 0 938 2314 2250 2314" svg:viewBox="0 0 2251 23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9T17:48:25.267345401</dc:date>
    <meta:editing-duration>PT2H25M16S</meta:editing-duration>
    <meta:editing-cycles>20</meta:editing-cycles>
    <meta:generator>LibreOffice/6.0.7.3$Linux_X86_64 LibreOffice_project/00m0$Build-3</meta:generator>
    <meta:document-statistic meta:object-count="28"/>
  </office:meta>
</office:document-meta>
</file>